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670" officeooo:paragraph-rsid="001e4670"/>
    </style:style>
    <style:style style:name="P2" style:family="paragraph" style:parent-style-name="Standard">
      <style:text-properties fo:font-weight="bold" officeooo:rsid="001e4670" officeooo:paragraph-rsid="001e4670" style:font-weight-asian="bold" style:font-weight-complex="bold"/>
    </style:style>
    <style:style style:name="P3" style:family="paragraph" style:parent-style-name="Standard">
      <style:text-properties fo:font-weight="bold" officeooo:rsid="00213756" officeooo:paragraph-rsid="00213756" style:font-weight-asian="bold" style:font-weight-complex="bold"/>
    </style:style>
    <style:style style:name="P4" style:family="paragraph" style:parent-style-name="Standard">
      <style:text-properties fo:font-weight="bold" officeooo:rsid="0022def9" officeooo:paragraph-rsid="0022def9" style:font-weight-asian="bold" style:font-weight-complex="bold"/>
    </style:style>
    <style:style style:name="P5" style:family="paragraph" style:parent-style-name="Standard">
      <style:text-properties fo:font-weight="bold" officeooo:rsid="002675d5" officeooo:paragraph-rsid="002675d5" style:font-weight-asian="bold" style:font-weight-complex="bold"/>
    </style:style>
    <style:style style:name="P6" style:family="paragraph" style:parent-style-name="Standard">
      <style:text-properties fo:font-weight="bold" officeooo:rsid="00295399" officeooo:paragraph-rsid="00295399" style:font-weight-asian="bold" style:font-weight-complex="bold"/>
    </style:style>
    <style:style style:name="P7" style:family="paragraph" style:parent-style-name="Standard">
      <style:text-properties fo:font-weight="normal" officeooo:rsid="0022def9" officeooo:paragraph-rsid="0022def9" style:font-weight-asian="normal" style:font-weight-complex="normal"/>
    </style:style>
    <style:style style:name="T1" style:family="text">
      <style:text-properties officeooo:rsid="00241efa"/>
    </style:style>
    <style:style style:name="T2" style:family="text">
      <style:text-properties officeooo:rsid="0026fc0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6fc0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biar permisos en linux:</text:p>
      <text:p text:style-name="P2">chmod:</text:p>
      <text:p text:style-name="P2">r=4 ó en binario</text:p>
      <text:p text:style-name="P2">w=2 ó en binario</text:p>
      <text:p text:style-name="P2">x=1 ó en binario</text:p>
      <text:p text:style-name="P2"/>
      <text:p text:style-name="P2"/>
      <text:p text:style-name="P3">rw-rw-r-- ..</text:p>
      <text:p text:style-name="P3">rw-rw-r-- ..</text:p>
      <text:p text:style-name="P3">rw-rw-r-- ..</text:p>
      <text:p text:style-name="P3">rw-rw-r-- pract4; grupo propietario ‘profesor’</text:p>
      <text:p text:style-name="P3">rwx-rwx-r-x grupo1; grupo propietario ‘grupo1’</text:p>
      <text:p text:style-name="P3">…………….. grupo2; grupo propietario ‘grupo2’</text:p>
      <text:p text:style-name="P7"><text:span text:style-name="T1">(</text:span>umask quita permisos<text:span text:style-name="T1">)</text:span></text:p>
      <text:p text:style-name="P4"/>
      <text:p text:style-name="P5">chmod g+s “directorio” <text:span text:style-name="T3">(esto es para que cada vez que se cree algo dentro de este directorio, su grupo propietario será </text:span><text:span text:style-name="T4">el grupo del propietario del directorio</text:span><text:span text:style-name="T3">).</text:span></text:p>
      <text:p text:style-name="P5"><text:span text:style-name="T3"/></text:p>
      <text:p text:style-name="P6"><text:span text:style-name="T3">Para el ejercicio 3 de los ejercicios, hay que buscar en /tmp</text:span></text:p>
      <text:p text:style-name="P5"><text:span text:style-name="T3"/></text:p>
      <text:p text:style-name="P5"><text:span text:style-name="T3"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3:54:14.123011407</meta:creation-date>
    <dc:date>2018-12-12T12:41:15.497109622</dc:date>
    <meta:editing-duration>PT26M5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80" meta:character-count="494" meta:non-whitespace-character-count="428"/>
  </office:meta>
</office:document-meta>
</file>